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889in" style:rel-column-width="6519*"/>
    </style:style>
    <style:style style:name="Table1.B" style:family="table-column">
      <style:table-column-properties style:column-width="2.1875in" style:rel-column-width="20701*"/>
    </style:style>
    <style:style style:name="Table1.C" style:family="table-column">
      <style:table-column-properties style:column-width="4.0486in" style:rel-column-width="3831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0c835b" officeooo:paragraph-rsid="000c835b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4961" officeooo:paragraph-rsid="00144961"/>
    </style:style>
    <style:style style:name="P3" style:family="paragraph" style:parent-style-name="Standard">
      <style:text-properties style:text-underline-style="solid" style:text-underline-width="auto" style:text-underline-color="font-color" officeooo:rsid="00144961" officeooo:paragraph-rsid="00144961"/>
    </style:style>
    <style:style style:name="P4" style:family="paragraph" style:parent-style-name="Standard">
      <style:text-properties style:text-underline-style="solid" style:text-underline-width="auto" style:text-underline-color="font-color" officeooo:rsid="00144961" officeooo:paragraph-rsid="000c835b"/>
    </style:style>
    <style:style style:name="P5" style:family="paragraph" style:parent-style-name="Standard">
      <style:text-properties style:text-underline-style="solid" style:text-underline-width="auto" style:text-underline-color="font-color" officeooo:rsid="001d62bc" officeooo:paragraph-rsid="001d62bc"/>
    </style:style>
    <style:style style:name="P6" style:family="paragraph" style:parent-style-name="Standard">
      <style:text-properties style:text-underline-style="none" officeooo:rsid="001df516" officeooo:paragraph-rsid="001df516"/>
    </style:style>
    <style:style style:name="P7" style:family="paragraph" style:parent-style-name="Standard">
      <style:text-properties style:text-underline-style="none" officeooo:rsid="001f4bc1" officeooo:paragraph-rsid="001f4bc1"/>
    </style:style>
    <style:style style:name="P8" style:family="paragraph" style:parent-style-name="Standard">
      <style:text-properties style:text-underline-style="none" officeooo:rsid="0020e3ac" officeooo:paragraph-rsid="0020e3ac"/>
    </style:style>
    <style:style style:name="P9" style:family="paragraph" style:parent-style-name="Standard">
      <style:text-properties style:text-underline-style="none" fo:font-weight="normal" officeooo:rsid="0021a7ac" officeooo:paragraph-rsid="0021a7ac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766b8" officeooo:paragraph-rsid="002766b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a5ac3" officeooo:paragraph-rsid="002a5ac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a5ac3" officeooo:paragraph-rsid="002c2d7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a5ac3" officeooo:paragraph-rsid="002d831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c2d73" officeooo:paragraph-rsid="002c2d73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c2d73" officeooo:paragraph-rsid="002d831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e0334" officeooo:paragraph-rsid="002e033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04006" officeooo:paragraph-rsid="0030400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1ecea" officeooo:paragraph-rsid="0031ece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38854" officeooo:paragraph-rsid="00338854" style:font-weight-asian="normal" style:font-weight-complex="normal"/>
    </style:style>
    <style:style style:name="P20" style:family="paragraph" style:parent-style-name="Standard">
      <style:text-properties style:text-underline-style="none" officeooo:rsid="002733fb" officeooo:paragraph-rsid="002733fb"/>
    </style:style>
    <style:style style:name="P21" style:family="paragraph" style:parent-style-name="Standard">
      <style:text-properties style:text-underline-style="none" fo:font-weight="bold" officeooo:rsid="00338854" officeooo:paragraph-rsid="00338854" style:font-weight-asian="bold" style:font-weight-complex="bold"/>
    </style:style>
    <style:style style:name="P22" style:family="paragraph" style:parent-style-name="Table_20_Contents">
      <style:text-properties officeooo:rsid="002a5ac3" officeooo:paragraph-rsid="002a5ac3"/>
    </style:style>
    <style:style style:name="P23" style:family="paragraph" style:parent-style-name="Table_20_Contents">
      <style:text-properties officeooo:rsid="002c2d73" officeooo:paragraph-rsid="002c2d73"/>
    </style:style>
    <style:style style:name="P24" style:family="paragraph" style:parent-style-name="Table_20_Contents">
      <style:text-properties officeooo:rsid="002c2d73" officeooo:paragraph-rsid="002d831c"/>
    </style:style>
    <style:style style:name="P25" style:family="paragraph" style:parent-style-name="Standard">
      <style:text-properties style:text-underline-style="none" officeooo:rsid="0039a5c7" officeooo:paragraph-rsid="0039a5c7"/>
    </style:style>
    <style:style style:name="P26" style:family="paragraph" style:parent-style-name="Table_20_Contents">
      <style:text-properties style:text-underline-style="none" fo:font-weight="normal" officeooo:rsid="002a5ac3" officeooo:paragraph-rsid="002c2d73" style:font-weight-asian="normal" style:font-weight-complex="normal"/>
    </style:style>
    <style:style style:name="T1" style:family="text">
      <style:text-properties officeooo:rsid="001df516"/>
    </style:style>
    <style:style style:name="T2" style:family="text">
      <style:text-properties officeooo:rsid="002733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d335" style:font-weight-asian="bold" style:font-weight-complex="bold"/>
    </style:style>
    <style:style style:name="T5" style:family="text">
      <style:text-properties fo:font-weight="bold" officeooo:rsid="0038470b" style:font-weight-asian="bold" style:font-weight-complex="bold"/>
    </style:style>
    <style:style style:name="T6" style:family="text">
      <style:text-properties fo:font-weight="bold" officeooo:rsid="0039a5c7" style:font-weight-asian="bold" style:font-weight-complex="bold"/>
    </style:style>
    <style:style style:name="T7" style:family="text">
      <style:text-properties fo:font-weight="bold" officeooo:rsid="003aaf4c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a5ac3" style:font-weight-asian="normal" style:font-weight-complex="normal"/>
    </style:style>
    <style:style style:name="T10" style:family="text">
      <style:text-properties officeooo:rsid="002c2d73"/>
    </style:style>
    <style:style style:name="T11" style:family="text">
      <style:text-properties officeooo:rsid="002d831c"/>
    </style:style>
    <style:style style:name="T12" style:family="text">
      <style:text-properties officeooo:rsid="003040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2">4</text:span></text:p>
      <text:p text:style-name="P3"/>
      <text:p text:style-name="P2">Submittors: Moran Neptune 208474544 and Bar Perlman 305026882</text:p>
      <text:p text:style-name="P4"/>
      <text:p text:style-name="P1"/>
      <text:p text:style-name="P1"><text:span text:style-name="T1">Part</text:span> 1: Theoretical Questions:</text:p>
      <text:p text:style-name="P5"/>
      <text:p text:style-name="P6">1.</text:p>
      <text:p text:style-name="P20">we must evaluate set! As a special form, because in this model we want to bound variables to boxes which contains their value instead of binding the variables directly to a value as in the regular evaluation rule. In addition, the global environment is modeled in a special way that supports addition of binding. All above make it possible to change a value of a variable after it assigned at the first time in the frame</text:p>
      <text:p text:style-name="P5"/>
      <text:p text:style-name="P7">2.</text:p>
      <text:p text:style-name="P20">without the box usage we can’t add/ update the bindings of the global env. </text:p>
      <text:p text:style-name="P25">Thus, instead of this method of using Box structure, we will have to perform mutations and bindings directly to the variables by using define and letrec.</text:p>
      <text:p text:style-name="P25">But basically, we still can implement recursions, using define and letrec as we saw in class.</text:p>
      <text:p text:style-name="P8"/>
      <text:p text:style-name="P8">3.</text:p>
      <text:p text:style-name="P10">e. <text:span text:style-name="T3">#</text:span><text:span text:style-name="T5">f</text:span><text:span text:style-name="T3"> – </text:span><text:span text:style-name="T6">f receive T1 but g is not mentioned in the environment so maybe g is not of type T1 so we don’t know if the return value will be actually T2</text:span><text:span text:style-name="T3">.</text:span></text:p>
      <text:p text:style-name="P10">f. <text:span text:style-name="T3">#</text:span><text:span text:style-name="T6">f</text:span><text:span text:style-name="T3"> – </text:span><text:span text:style-name="T7">f receives <text:s/>T1 and returns T2, h is defined as number but maybe T1 is not a number so in such case we don’t know for sure if the expression will return T2</text:span><text:span text:style-name="T3">.</text:span></text:p>
      <text:p text:style-name="P10">g. <text:span text:style-name="T3">#f- f </text:span><text:span text:style-name="T4">expects only 1 argument and receive 2 so we will get mismatch error.</text:span></text:p>
      <text:p text:style-name="P9"/>
      <text:p text:style-name="P9"/>
      <text:p text:style-name="P9">4.</text:p>
      <text:p text:style-name="P11">(1) renaming:</text:p>
      <text:p text:style-name="P11">((lambda (x) (if (&gt; x 7) #t #f)) 8)</text:p>
      <text:p text:style-name="P11"/>
      <text:p text:style-name="P11">(2) assign type variables to each sub expression:</text:p>
      <text:p text:style-name="P11">((lambda (x) (if (&gt; x 7) #t #f)) 8) – T0</text:p>
      <text:p text:style-name="P11">(if (&gt; x 7) #t #f)) – T1</text:p>
      <text:p text:style-name="P11">(&gt; x 7) – T2</text:p>
      <text:p text:style-name="P11">&gt; - T&gt;</text:p>
      <text:p text:style-name="P11">x – Tx</text:p>
      <text:p text:style-name="P11">7 – Tnum7</text:p>
      <text:p text:style-name="P11">#t – T#t</text:p>
      <text:p text:style-name="P11">#f – T#f</text:p>
      <text:p text:style-name="P11">8 – Tnum8</text:p>
      <text:p text:style-name="P11"/>
      <text:p text:style-name="P11">(3) construct equations:</text:p>
      <text:p text:style-name="P11">((lambda (x) (if (&gt; x 7) #t #f)) 8) – T0=[Tx-&gt;T1]</text:p>
      <text:p text:style-name="P11">(if (&gt; x 7) #t #f)) – T1=T#t</text:p>
      <text:p text:style-name="P11">(&gt; x 7) – T&gt;=[Tx*Tnum7-&gt;Boolean]</text:p>
      <text:p text:style-name="P11">T#t=T#f</text:p>
      <text:p text:style-name="P11">#t – T#t=Boolean</text:p>
      <text:p text:style-name="P11"><text:soft-page-break/>#f – T#f=Boolean</text:p>
      <text:p text:style-name="P11">8 – Tnum8=Number</text:p>
      <text:p text:style-name="P14">x – Tx=Tnum7=Tnum8</text:p>
      <text:p text:style-name="P11">7 – Tnum7=Number</text:p>
      <text:p text:style-name="P11"/>
      <text:p text:style-name="P11">(4) Solving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Iteration</text:p>
          </table:table-cell>
          <table:table-cell table:style-name="Table1.A1" office:value-type="string">
            <text:p text:style-name="P23">equations</text:p>
          </table:table-cell>
          <table:table-cell table:style-name="Table1.C1" office:value-type="string">
            <text:p text:style-name="P22">substitution</text:p>
          </table:table-cell>
        </table:table-row>
        <table:table-row>
          <table:table-cell table:style-name="Table1.A2" office:value-type="string">
            <text:p text:style-name="P22">1.</text:p>
          </table:table-cell>
          <table:table-cell table:style-name="Table1.A2" office:value-type="string">
            <text:p text:style-name="P26">T0=[Tx-&gt;T1]</text:p>
            <text:p text:style-name="P12">T1=T#t</text:p>
            <text:p text:style-name="P12">T#t=T#f</text:p>
            <text:p text:style-name="P12">T&gt;=[Tx*Tnum7-&gt;Boolean]</text:p>
            <text:p text:style-name="P14">Tx=Tnum7</text:p>
            <text:p text:style-name="P12">Tnum7=Number</text:p>
            <text:p text:style-name="P12">T#<text:span text:style-name="T10">t</text:span>=Boolean</text:p>
            <text:p text:style-name="P12">T#f=Boolean</text:p>
            <text:p text:style-name="P12">Tnum8=Number</text:p>
            <text:p text:style-name="P14">Tx=Tnum8</text:p>
          </table:table-cell>
          <table:table-cell table:style-name="Table1.C2" office:value-type="string">
            <text:p text:style-name="P23">{}</text:p>
          </table:table-cell>
        </table:table-row>
        <table:table-row>
          <table:table-cell table:style-name="Table1.A2" office:value-type="string">
            <text:p text:style-name="P22">2.</text:p>
          </table:table-cell>
          <table:table-cell table:style-name="Table1.A2" office:value-type="string">
            <text:p text:style-name="P12">T1=T#t</text:p>
            <text:p text:style-name="P12">T#t=T#f</text:p>
            <text:p text:style-name="P12">T&gt;=[Tx*Tnum7-&gt;Boolean]</text:p>
            <text:p text:style-name="P14">Tx=Tnum7</text:p>
            <text:p text:style-name="P12">Tnum7=Number</text:p>
            <text:p text:style-name="P12">T#<text:span text:style-name="T10">t</text:span>=Boolean</text:p>
            <text:p text:style-name="P12">T#f=Boolean</text:p>
            <text:p text:style-name="P12">Tnum8=Number</text:p>
            <text:p text:style-name="P14">Tx=Tnum8</text:p>
          </table:table-cell>
          <table:table-cell table:style-name="Table1.C2" office:value-type="string">
            <text:p text:style-name="P23">{<text:span text:style-name="T9">T0=[Tx-&gt;T1]</text:span>}</text:p>
          </table:table-cell>
        </table:table-row>
        <table:table-row>
          <table:table-cell table:style-name="Table1.A2" office:value-type="string">
            <text:p text:style-name="P22">3.</text:p>
          </table:table-cell>
          <table:table-cell table:style-name="Table1.A2" office:value-type="string">
            <text:p text:style-name="P12">T#t=T#f</text:p>
            <text:p text:style-name="P12">T&gt;=[Tx*Tnum7-&gt;Boolean]</text:p>
            <text:p text:style-name="P14">Tx=Tnum7</text:p>
            <text:p text:style-name="P12">Tnum7=Number</text:p>
            <text:p text:style-name="P12">T#<text:span text:style-name="T10">t</text:span>=Boolean</text:p>
            <text:p text:style-name="P12">T#f=Boolean</text:p>
            <text:p text:style-name="P12">Tnum8=Number</text:p>
            <text:p text:style-name="P14">Tx=Tnum8</text:p>
          </table:table-cell>
          <table:table-cell table:style-name="Table1.C2" office:value-type="string">
            <text:p text:style-name="P23">{<text:span text:style-name="T9">T0=[Tx-&gt;T#t],T1=T#t</text:span>}</text:p>
          </table:table-cell>
        </table:table-row>
        <table:table-row>
          <table:table-cell table:style-name="Table1.A2" office:value-type="string">
            <text:p text:style-name="P22">4.</text:p>
          </table:table-cell>
          <table:table-cell table:style-name="Table1.A2" office:value-type="string">
            <text:p text:style-name="P13">T&gt;=[Tx*Tnum7-&gt;Boolean]</text:p>
            <text:p text:style-name="P15">Tx=Tnum7</text:p>
            <text:p text:style-name="P13">Tnum7=Number</text:p>
            <text:p text:style-name="P13">T#<text:span text:style-name="T10">t</text:span>=Boolean</text:p>
            <text:p text:style-name="P13">T#f=Boolean</text:p>
            <text:p text:style-name="P13">Tnum8=Number</text:p>
            <text:p text:style-name="P15">Tx=Tnum8</text:p>
          </table:table-cell>
          <table:table-cell table:style-name="Table1.C2" office:value-type="string">
            <text:p text:style-name="P24">{<text:span text:style-name="T9">T0=[Tx-&gt;T#f],T1=T#f,T#t=T#f</text:span>}</text:p>
          </table:table-cell>
        </table:table-row>
        <table:table-row>
          <table:table-cell table:style-name="Table1.A2" office:value-type="string">
            <text:p text:style-name="P22">5.</text:p>
          </table:table-cell>
          <table:table-cell table:style-name="Table1.A2" office:value-type="string">
            <text:p text:style-name="P15">Tx=Tnum7</text:p>
            <text:p text:style-name="P13">Tnum7=Number</text:p>
            <text:p text:style-name="P13">T#<text:span text:style-name="T10">t</text:span>=Boolean</text:p>
            <text:p text:style-name="P13">T#f=Boolean</text:p>
            <text:p text:style-name="P13">Tnum8=Number</text:p>
            <text:p text:style-name="P15"><text:soft-page-break/>Tx=Tnum8</text:p>
          </table:table-cell>
          <table:table-cell table:style-name="Table1.C2" office:value-type="string">
            <text:p text:style-name="P24">{<text:span text:style-name="T9">T0=[Tx-&gt;T#f],T1=T#f,T#t=T#f, <text:s text:c="13"/>T&gt;=[Tx*Tnum7-&gt;Boolean]</text:span>}</text:p>
          </table:table-cell>
        </table:table-row>
        <table:table-row>
          <table:table-cell table:style-name="Table1.A2" office:value-type="string">
            <text:p text:style-name="P22">6.</text:p>
          </table:table-cell>
          <table:table-cell table:style-name="Table1.A2" office:value-type="string">
            <text:p text:style-name="P13">Tnum7=Number</text:p>
            <text:p text:style-name="P13">T#<text:span text:style-name="T10">t</text:span>=Boolean</text:p>
            <text:p text:style-name="P13">T#f=Boolean</text:p>
            <text:p text:style-name="P13">Tnum8=Number</text:p>
            <text:p text:style-name="P15">Tx=Tnum8</text:p>
          </table:table-cell>
          <table:table-cell table:style-name="Table1.C2" office:value-type="string">
            <text:p text:style-name="P24">{<text:span text:style-name="T9">T0=[</text:span><text:span text:style-name="T8">Tnum7</text:span><text:span text:style-name="T9">-&gt;T#f],T1=T#f,T#t=T#f, <text:s text:c="14"/>T&gt;=[</text:span><text:span text:style-name="T8">Tnum7 </text:span><text:span text:style-name="T9">*Tnum7-&gt;Boolean],</text:span><text:span text:style-name="T8">Tx=Tnum7</text:span>}</text:p>
          </table:table-cell>
        </table:table-row>
        <table:table-row>
          <table:table-cell table:style-name="Table1.A2" office:value-type="string">
            <text:p text:style-name="P22">7.</text:p>
          </table:table-cell>
          <table:table-cell table:style-name="Table1.A2" office:value-type="string">
            <text:p text:style-name="P13">T#<text:span text:style-name="T10">t</text:span>=Boolean</text:p>
            <text:p text:style-name="P13">T#f=Boolean</text:p>
            <text:p text:style-name="P13">Tnum8=Number</text:p>
            <text:p text:style-name="P15">Tx=Tnum8</text:p>
          </table:table-cell>
          <table:table-cell table:style-name="Table1.C2" office:value-type="string">
            <text:p text:style-name="P24">{<text:span text:style-name="T9">T0=[Number-&gt;T#f],T1=T#f,T#t=T#f, <text:s text:c="14"/>T&gt;=[ Number</text:span><text:span text:style-name="T8"> </text:span><text:span text:style-name="T9">*Number-&gt;Boolean],</text:span><text:span text:style-name="T8">Tx=</text:span><text:span text:style-name="T9">Number</text:span><text:span text:style-name="T8">,</text:span><text:span text:style-name="T9">Tnum7=Number</text:span>}</text:p>
          </table:table-cell>
        </table:table-row>
        <table:table-row>
          <table:table-cell table:style-name="Table1.A2" office:value-type="string">
            <text:p text:style-name="P22">8.</text:p>
          </table:table-cell>
          <table:table-cell table:style-name="Table1.A2" office:value-type="string">
            <text:p text:style-name="P13">T#<text:span text:style-name="T11">t</text:span>=Boolean</text:p>
            <text:p text:style-name="P13">Tnum8=Number</text:p>
            <text:p text:style-name="P15">Tx=Tnum8</text:p>
          </table:table-cell>
          <table:table-cell table:style-name="Table1.C2" office:value-type="string">
            <text:p text:style-name="P24">{<text:span text:style-name="T9">T0=[Number-&gt;Boolean],T1=Boolean,T#t=T#f, <text:s text:c="14"/>T&gt;=[ Number</text:span><text:span text:style-name="T8"> </text:span><text:span text:style-name="T9">*Number-&gt;Boolean],</text:span><text:span text:style-name="T8">Tx=</text:span><text:span text:style-name="T9">Number</text:span><text:span text:style-name="T8">,</text:span><text:span text:style-name="T9">Tnum7=Number,T#f=Boolean</text:span>}</text:p>
          </table:table-cell>
        </table:table-row>
        <table:table-row>
          <table:table-cell table:style-name="Table1.A2" office:value-type="string">
            <text:p text:style-name="P22">9.</text:p>
          </table:table-cell>
          <table:table-cell table:style-name="Table1.A2" office:value-type="string">
            <text:p text:style-name="P13">Tnum8=Number</text:p>
            <text:p text:style-name="P15">Tx=Tnum8</text:p>
          </table:table-cell>
          <table:table-cell table:style-name="Table1.C2" office:value-type="string">
            <text:p text:style-name="P24">{<text:span text:style-name="T9">T0=[Number-&gt;Boolean],T1=Boolean,T#t=T#f, <text:s text:c="14"/>T&gt;=[ Number</text:span><text:span text:style-name="T8"> </text:span><text:span text:style-name="T9">*Number-&gt;Boolean],</text:span><text:span text:style-name="T8">Tx=</text:span><text:span text:style-name="T9">Number</text:span><text:span text:style-name="T8">,</text:span><text:span text:style-name="T9">Tnum7=Number,T#f=Boolean</text:span>}</text:p>
          </table:table-cell>
        </table:table-row>
        <table:table-row>
          <table:table-cell table:style-name="Table1.A2" office:value-type="string">
            <text:p text:style-name="P22">10.</text:p>
          </table:table-cell>
          <table:table-cell table:style-name="Table1.A2" office:value-type="string">
            <text:p text:style-name="P15">Tx=Tnum8</text:p>
          </table:table-cell>
          <table:table-cell table:style-name="Table1.C2" office:value-type="string">
            <text:p text:style-name="P24">{<text:span text:style-name="T9">T0=[Number-&gt;Boolean],T1=Boolean,T#t=T#f, <text:s text:c="14"/>T&gt;=[ Number</text:span><text:span text:style-name="T8"> </text:span><text:span text:style-name="T9">*Number-&gt;Boolean],</text:span><text:span text:style-name="T8">Tx=</text:span><text:span text:style-name="T9">Number</text:span><text:span text:style-name="T8">,</text:span><text:span text:style-name="T9">Tnum7=Number,T#f=Boolean, Tnum8=Number</text:span>}</text:p>
          </table:table-cell>
        </table:table-row>
        <table:table-row>
          <table:table-cell table:style-name="Table1.A2" office:value-type="string">
            <text:p text:style-name="P22">11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4">{<text:span text:style-name="T9">T0=[Number-&gt;Boolean],T1=Boolean,T#t=T#f, <text:s text:c="14"/>T&gt;=[ Number</text:span><text:span text:style-name="T8"> </text:span><text:span text:style-name="T9">*Number-&gt;Boolean],</text:span><text:span text:style-name="T8">Tx=</text:span><text:span text:style-name="T9">Number</text:span><text:span text:style-name="T8">,</text:span><text:span text:style-name="T9">Tnum7=Number,T#f=Boolean, Tnum8=Number,</text:span><text:span text:style-name="T8">Tx=Tnum8</text:span>}</text:p>
          </table:table-cell>
        </table:table-row>
      </table:table>
      <text:p text:style-name="P11"/>
      <text:p text:style-name="P16">(5) On the basis of the substitutions above we’ve got the fully annotated expression:</text:p>
      <text:p text:style-name="P16">((lambda ([x1:Number]):Boolean</text:p>
      <text:p text:style-name="P16"><text:s text:c="4"/>(if (&gt; x 7) #t #f)) 8)</text:p>
      <text:p text:style-name="P11"/>
      <text:p text:style-name="P11"/>
      <text:p text:style-name="P9">5.</text:p>
      <text:p text:style-name="P17">a.</text:p>
      <text:p text:style-name="P17">const g = (x:number,callback: number-&gt; Tc):void=&gt;{</text:p>
      <text:p text:style-name="P17">let gRes=x*x;</text:p>
      <text:p text:style-name="P17">callback(gRes);</text:p>
      <text:p text:style-name="P17">}</text:p>
      <text:p text:style-name="P17"/>
      <text:p text:style-name="P17">const f= (x:number, callback: number-&gt; Tc):void=&gt;{</text:p>
      <text:p text:style-name="P17">let fRes=1/x;</text:p>
      <text:p text:style-name="P17">callback(fRes);</text:p>
      <text:p text:style-name="P17">}</text:p>
      <text:p text:style-name="P17"/>
      <text:p text:style-name="P17">function h(x:number,callback: number-&gt; Tc):void{</text:p>
      <text:p text:style-name="P9"><text:tab/><text:span text:style-name="T12">g(x,(gRes)=&gt;{</text:span></text:p>
      <text:p text:style-name="P9"><text:tab/><text:tab/><text:span text:style-name="T12">f(gRes,callback);)});</text:span></text:p>
      <text:p text:style-name="P17">}</text:p>
      <text:p text:style-name="P17"><text:soft-page-break/></text:p>
      <text:p text:style-name="P17"/>
      <text:p text:style-name="P17"/>
      <text:p text:style-name="P17">b.</text:p>
      <text:p text:style-name="P17">g(x,(gErr,gRes)=&gt;{</text:p>
      <text:p text:style-name="P17"><text:tab/>if(gErr){</text:p>
      <text:p text:style-name="P17"><text:tab/><text:tab/>failCallcack(gErr);</text:p>
      <text:p text:style-name="P17"><text:tab/>}else{</text:p>
      <text:p text:style-name="P17"><text:tab/><text:tab/>f(gRes,(fErr,fRes)=&gt;{</text:p>
      <text:p text:style-name="P17"><text:tab/><text:tab/><text:tab/>if(fErr){</text:p>
      <text:p text:style-name="P17"><text:tab/><text:tab/><text:tab/><text:tab/>failCallback(fErr);</text:p>
      <text:p text:style-name="P17"><text:tab/><text:tab/><text:tab/>}else{</text:p>
      <text:p text:style-name="P17"><text:tab/><text:tab/><text:tab/><text:tab/>h(fRes,callback);</text:p>
      <text:p text:style-name="P17"><text:tab/><text:tab/><text:tab/>}</text:p>
      <text:p text:style-name="P17"><text:tab/><text:tab/>}</text:p>
      <text:p text:style-name="P18"><text:tab/>}</text:p>
      <text:p text:style-name="P18"><text:tab/>}</text:p>
      <text:p text:style-name="P18">});</text:p>
      <text:p text:style-name="P18"/>
      <text:p text:style-name="P9">6.</text:p>
      <text:p text:style-name="P21"/>
      <text:p text:style-name="P19">(define (even?&amp;)</text:p>
      <text:p text:style-name="P19"><text:tab/>(lambda (n k)</text:p>
      <text:p text:style-name="P19"><text:tab/><text:tab/>(=&amp; n 0 (lambda (b)</text:p>
      <text:p text:style-name="P19"><text:tab/><text:tab/><text:tab/><text:tab/>if(b</text:p>
      <text:p text:style-name="P19"><text:tab/><text:tab/><text:tab/><text:tab/>(k #t)</text:p>
      <text:p text:style-name="P19"><text:tab/><text:tab/><text:tab/><text:tab/>(-&amp; n 1 (lambda (nm1)</text:p>
      <text:p text:style-name="P19"><text:tab/><text:tab/><text:tab/><text:tab/><text:tab/><text:tab/>(odd?&amp; nm1 k))))))))</text:p>
      <text:p text:style-name="P19"/>
      <text:p text:style-name="P19"/>
      <text:p text:style-name="P19">(define (odd?&amp;)</text:p>
      <text:p text:style-name="P19"><text:tab/>(lambda (n k)</text:p>
      <text:p text:style-name="P19"><text:tab/><text:tab/>(=&amp; n 0 (lambda (b)</text:p>
      <text:p text:style-name="P19"><text:tab/><text:tab/><text:tab/><text:tab/>if(b</text:p>
      <text:p text:style-name="P19"><text:tab/><text:tab/><text:tab/><text:tab/>(k #f)</text:p>
      <text:p text:style-name="P19"><text:tab/><text:tab/><text:tab/><text:tab/>(-&amp; n 1 (lambda (nm1)</text:p>
      <text:p text:style-name="P19"><text:tab/><text:tab/><text:tab/><text:tab/><text:tab/><text:tab/>(even?&amp; nm1 k))))))))<text:tab/></text:p>
      <text:p text:style-name="P19"/>
      <text:p text:style-name="P19"/>
      <text:p text:style-name="P19"/>
      <text:p text:style-name="P19">(define f&amp;</text:p>
      <text:p text:style-name="P19"><text:tab/>(lambda (x k)</text:p>
      <text:p text:style-name="P19"><text:tab/><text:tab/>(if (even?&amp; x)</text:p>
      <text:p text:style-name="P19"><text:tab/><text:tab/>x</text:p>
      <text:p text:style-name="P19"><text:tab/><text:tab/>(k (-&amp; x 1))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15:07.725283779</meta:creation-date>
    <dc:date>2019-06-09T18:00:38.552765280</dc:date>
    <meta:editing-duration>PT40M49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4" meta:paragraph-count="169" meta:word-count="547" meta:character-count="4033" meta:non-whitespace-character-count="3454"/>
  </office:meta>
</office:document-meta>
</file>